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Yu Gothic Light" svg:font-family="'Yu Gothic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pis_20_treści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" style:family="paragraph" style:parent-style-name="Spis_20_treści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" style:family="paragraph" style:parent-style-name="Normalny">
      <style:text-properties fo:background-color="transparent"/>
    </style:style>
    <style:style style:name="P4" style:family="paragraph" style:parent-style-name="Nagłówek_20_spisu_20_treści" style:master-page-name="MP0">
      <style:paragraph-properties style:page-number="auto" fo:break-before="page"/>
    </style:style>
    <style:style style:name="P5" style:family="paragraph" style:parent-style-name="Contents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T1" style:family="text">
      <style:text-properties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Table of Contents</text:p>
      <text:table-of-content text:style-name="Sect1" text:name="_TOC0">
        <text:table-of-content-source text:outline-level="3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><text:a xlink:type="simple" xlink:href="#_Toc98503695" office:target-frame-name="_top" xlink:show="replace" text:style-name="Internet_20_link" text:visited-style-name="Visited_20_Internet_20_Link"><text:span text:style-name="Hiperłącze"><text:span text:style-name="T1">1. Nazwa use case'u</text:span></text:span></text:a><text:a xlink:type="simple" xlink:href="#_Toc98503695" office:target-frame-name="_top" xlink:show="replace" text:style-name="Internet_20_link" text:visited-style-name="Visited_20_Internet_20_Link"><text:span text:style-name="T1"><text:tab/>1</text:span></text:a></text:p>
          <text:p><text:a xlink:type="simple" xlink:href="#_Toc98503696" office:target-frame-name="_top" xlink:show="replace" text:style-name="Internet_20_link" text:visited-style-name="Visited_20_Internet_20_Link"><text:span text:style-name="Hiperłącze"><text:span text:style-name="T1">2. Wstęp</text:span></text:span></text:a><text:a xlink:type="simple" xlink:href="#_Toc98503696" office:target-frame-name="_top" xlink:show="replace" text:style-name="Internet_20_link" text:visited-style-name="Visited_20_Internet_20_Link"><text:span text:style-name="T1"><text:tab/>1</text:span></text:a></text:p>
          <text:p><text:a xlink:type="simple" xlink:href="#_Toc98503697" office:target-frame-name="_top" xlink:show="replace" text:style-name="Internet_20_link" text:visited-style-name="Visited_20_Internet_20_Link"><text:span text:style-name="Hiperłącze"><text:span text:style-name="T1">3. Cel use case'u</text:span></text:span></text:a><text:a xlink:type="simple" xlink:href="#_Toc98503697" office:target-frame-name="_top" xlink:show="replace" text:style-name="Internet_20_link" text:visited-style-name="Visited_20_Internet_20_Link"><text:span text:style-name="T1"><text:tab/>1</text:span></text:a></text:p>
          <text:p><text:a xlink:type="simple" xlink:href="#_Toc98503698" office:target-frame-name="_top" xlink:show="replace" text:style-name="Internet_20_link" text:visited-style-name="Visited_20_Internet_20_Link"><text:span text:style-name="Hiperłącze"><text:span text:style-name="T1">4. Lista aktorów</text:span></text:span></text:a><text:a xlink:type="simple" xlink:href="#_Toc98503698" office:target-frame-name="_top" xlink:show="replace" text:style-name="Internet_20_link" text:visited-style-name="Visited_20_Internet_20_Link"><text:span text:style-name="T1"><text:tab/>1</text:span></text:a></text:p>
          <text:p text:style-name="P5"><text:a xlink:type="simple" xlink:href="#_Toc98503699" office:target-frame-name="_top" xlink:show="replace" text:style-name="Internet_20_link" text:visited-style-name="Visited_20_Internet_20_Link"><text:span text:style-name="Hiperłącze"><text:span text:style-name="T1">4.1 Aktor inicjujący</text:span></text:span></text:a><text:a xlink:type="simple" xlink:href="#_Toc98503699" office:target-frame-name="_top" xlink:show="replace" text:style-name="Internet_20_link" text:visited-style-name="Visited_20_Internet_20_Link"><text:span text:style-name="T1"><text:tab/>1</text:span></text:a></text:p>
          <text:p text:style-name="P5"><text:a xlink:type="simple" xlink:href="#_Toc98503700" office:target-frame-name="_top" xlink:show="replace" text:style-name="Internet_20_link" text:visited-style-name="Visited_20_Internet_20_Link"><text:span text:style-name="Hiperłącze"><text:span text:style-name="T1">4.2 Uczestnicy</text:span></text:span></text:a><text:a xlink:type="simple" xlink:href="#_Toc98503700" office:target-frame-name="_top" xlink:show="replace" text:style-name="Internet_20_link" text:visited-style-name="Visited_20_Internet_20_Link"><text:span text:style-name="T1"><text:tab/>1</text:span></text:a></text:p>
          <text:p><text:a xlink:type="simple" xlink:href="#_Toc98503701" office:target-frame-name="_top" xlink:show="replace" text:style-name="Internet_20_link" text:visited-style-name="Visited_20_Internet_20_Link"><text:span text:style-name="Hiperłącze"><text:span text:style-name="T1">5. Przebieg use case'u</text:span></text:span></text:a><text:a xlink:type="simple" xlink:href="#_Toc98503701" office:target-frame-name="_top" xlink:show="replace" text:style-name="Internet_20_link" text:visited-style-name="Visited_20_Internet_20_Link"><text:span text:style-name="T1"><text:tab/></text:span></text:a><text:span text:style-name="T1">2</text:span></text:p>
          <text:p text:style-name="P5"><text:a xlink:type="simple" xlink:href="#_Toc98503702" office:target-frame-name="_top" xlink:show="replace" text:style-name="Internet_20_link" text:visited-style-name="Visited_20_Internet_20_Link"><text:span text:style-name="Hiperłącze"><text:span text:style-name="T1">Krok 1</text:span></text:span></text:a><text:a xlink:type="simple" xlink:href="#_Toc98503702" office:target-frame-name="_top" xlink:show="replace" text:style-name="Internet_20_link" text:visited-style-name="Visited_20_Internet_20_Link"><text:span text:style-name="T1"><text:tab/></text:span></text:a><text:span text:style-name="T1">2</text:span></text:p>
          <text:p text:style-name="P5"><text:a xlink:type="simple" xlink:href="#_Toc98503703" office:target-frame-name="_top" xlink:show="replace" text:style-name="Internet_20_link" text:visited-style-name="Visited_20_Internet_20_Link"><text:span text:style-name="Hiperłącze"><text:span text:style-name="T1">Krok 2</text:span></text:span></text:a><text:a xlink:type="simple" xlink:href="#_Toc98503703" office:target-frame-name="_top" xlink:show="replace" text:style-name="Internet_20_link" text:visited-style-name="Visited_20_Internet_20_Link"><text:span text:style-name="T1"><text:tab/>2</text:span></text:a></text:p>
          <text:p text:style-name="P5"><text:a xlink:type="simple" xlink:href="#_Toc98503704" office:target-frame-name="_top" xlink:show="replace" text:style-name="Internet_20_link" text:visited-style-name="Visited_20_Internet_20_Link"><text:span text:style-name="Hiperłącze"><text:span text:style-name="T1">Krok 3</text:span></text:span></text:a><text:a xlink:type="simple" xlink:href="#_Toc98503704" office:target-frame-name="_top" xlink:show="replace" text:style-name="Internet_20_link" text:visited-style-name="Visited_20_Internet_20_Link"><text:span text:style-name="T1"><text:tab/>2</text:span></text:a></text:p>
          <text:p text:style-name="P5"><text:a xlink:type="simple" xlink:href="#_Toc98503702" office:target-frame-name="_top" xlink:show="replace" text:style-name="Internet_20_link" text:visited-style-name="Visited_20_Internet_20_Link"><text:span text:style-name="Hiperłącze"><text:span text:style-name="T1">Krok 4</text:span></text:span></text:a><text:a xlink:type="simple" xlink:href="#_Toc98503702" office:target-frame-name="_top" xlink:show="replace" text:style-name="Internet_20_link" text:visited-style-name="Visited_20_Internet_20_Link"><text:span text:style-name="T1"><text:tab/></text:span></text:a><text:span text:style-name="T1">2</text:span></text:p>
          <text:p text:style-name="P5"><text:a xlink:type="simple" xlink:href="#_Toc98503703" office:target-frame-name="_top" xlink:show="replace" text:style-name="Internet_20_link" text:visited-style-name="Visited_20_Internet_20_Link"><text:span text:style-name="Hiperłącze"><text:span text:style-name="T1">Krok 5</text:span></text:span></text:a><text:a xlink:type="simple" xlink:href="#_Toc98503703" office:target-frame-name="_top" xlink:show="replace" text:style-name="Internet_20_link" text:visited-style-name="Visited_20_Internet_20_Link"><text:span text:style-name="T1"><text:tab/>2</text:span></text:a></text:p>
          <text:p text:style-name="P5"><text:a xlink:type="simple" xlink:href="#_Toc98503704" office:target-frame-name="_top" xlink:show="replace" text:style-name="Internet_20_link" text:visited-style-name="Visited_20_Internet_20_Link"><text:span text:style-name="Hiperłącze"><text:span text:style-name="T1">Krok 6</text:span></text:span></text:a><text:a xlink:type="simple" xlink:href="#_Toc98503704" office:target-frame-name="_top" xlink:show="replace" text:style-name="Internet_20_link" text:visited-style-name="Visited_20_Internet_20_Link"><text:span text:style-name="T1"><text:tab/>2</text:span></text:a></text:p>
          <text:p text:style-name="P5"><text:a xlink:type="simple" xlink:href="#_Toc98503704" office:target-frame-name="_top" xlink:show="replace" text:style-name="Internet_20_link" text:visited-style-name="Visited_20_Internet_20_Link"><text:span text:style-name="Hiperłącze"><text:span text:style-name="T1">Krok 7</text:span></text:span></text:a><text:a xlink:type="simple" xlink:href="#_Toc98503704" office:target-frame-name="_top" xlink:show="replace" text:style-name="Internet_20_link" text:visited-style-name="Visited_20_Internet_20_Link"><text:span text:style-name="T1"><text:tab/>2</text:span></text:a></text:p>
          <text:p><text:a xlink:type="simple" xlink:href="#_Toc98503705" office:target-frame-name="_top" xlink:show="replace" text:style-name="Internet_20_link" text:visited-style-name="Visited_20_Internet_20_Link"><text:span text:style-name="Hiperłącze"><text:span text:style-name="T1">6 Wyjątki</text:span></text:span></text:a><text:a xlink:type="simple" xlink:href="#_Toc98503705" office:target-frame-name="_top" xlink:show="replace" text:style-name="Internet_20_link" text:visited-style-name="Visited_20_Internet_20_Link"><text:span text:style-name="T1"><text:tab/>2</text:span></text:a></text:p>
          <text:p><text:a xlink:type="simple" xlink:href="#_Toc98503706" office:target-frame-name="_top" xlink:show="replace" text:style-name="Internet_20_link" text:visited-style-name="Visited_20_Internet_20_Link"><text:span text:style-name="Hiperłącze"><text:span text:style-name="T1">7. Przebiegi alternatywne</text:span></text:span></text:a><text:a xlink:type="simple" xlink:href="#_Toc98503706" office:target-frame-name="_top" xlink:show="replace" text:style-name="Internet_20_link" text:visited-style-name="Visited_20_Internet_20_Link"><text:span text:style-name="T1"><text:tab/></text:span></text:a><text:span text:style-name="T1">3</text:span></text:p>
          <text:p><text:a xlink:type="simple" xlink:href="#_Toc98503707" office:target-frame-name="_top" xlink:show="replace" text:style-name="Internet_20_link" text:visited-style-name="Visited_20_Internet_20_Link"><text:span text:style-name="Hiperłącze"><text:span text:style-name="T1">8. Zagadanienia implementacyjne</text:span></text:span></text:a><text:a xlink:type="simple" xlink:href="#_Toc98503707" office:target-frame-name="_top" xlink:show="replace" text:style-name="Internet_20_link" text:visited-style-name="Visited_20_Internet_20_Link"><text:span text:style-name="T1"><text:tab/></text:span></text:a><text:span text:style-name="T1">3</text:span></text:p>
          <text:p><text:a xlink:type="simple" xlink:href="#_Toc98503708" office:target-frame-name="_top" xlink:show="replace" text:style-name="Internet_20_link" text:visited-style-name="Visited_20_Internet_20_Link"><text:span text:style-name="Hiperłącze"><text:span text:style-name="T1">9. Warunki rozpoczęcia use case'u</text:span></text:span></text:a><text:a xlink:type="simple" xlink:href="#_Toc98503708" office:target-frame-name="_top" xlink:show="replace" text:style-name="Internet_20_link" text:visited-style-name="Visited_20_Internet_20_Link"><text:span text:style-name="T1"><text:tab/></text:span></text:a><text:span text:style-name="T1">3</text:span></text:p>
          <text:p><text:a xlink:type="simple" xlink:href="#_Toc98503709" office:target-frame-name="_top" xlink:show="replace" text:style-name="Internet_20_link" text:visited-style-name="Visited_20_Internet_20_Link"><text:span text:style-name="Hiperłącze"><text:span text:style-name="T1">10. Stan końcowy</text:span></text:span></text:a><text:a xlink:type="simple" xlink:href="#_Toc98503709" office:target-frame-name="_top" xlink:show="replace" text:style-name="Internet_20_link" text:visited-style-name="Visited_20_Internet_20_Link"><text:span text:style-name="T1"><text:tab/></text:span></text:a><text:span text:style-name="T1">3</text:span></text:p>
          <text:p><text:a xlink:type="simple" xlink:href="#_Toc98503710" office:target-frame-name="_top" xlink:show="replace" text:style-name="Internet_20_link" text:visited-style-name="Visited_20_Internet_20_Link"><text:span text:style-name="Hiperłącze"><text:span text:style-name="T1">11. Nierozwiązane problemy</text:span></text:span></text:a><text:a xlink:type="simple" xlink:href="#_Toc98503710" office:target-frame-name="_top" xlink:show="replace" text:style-name="Internet_20_link" text:visited-style-name="Visited_20_Internet_20_Link"><text:span text:style-name="T1"><text:tab/></text:span></text:a><text:span text:style-name="T1">3</text:span></text:p>
        </text:index-body>
      </text:table-of-content>
      <text:p text:style-name="P3"/>
      <text:h text:style-name="Heading_20_1" text:outline-level="1"><text:bookmark-start text:name="_Toc98503695"/>1. Nazwa use case'u<text:bookmark-end text:name="_Toc98503695"/> </text:h>
      <text:p text:style-name="Normalny">Logowanie do systemu</text:p>
      <text:h text:style-name="Heading_20_1" text:outline-level="1"><text:bookmark-start text:name="_Toc98503696"/>2. Wstęp<text:bookmark-end text:name="_Toc98503696"/> </text:h>
      <text:p text:style-name="Normalny">Brak</text:p>
      <text:h text:style-name="Heading_20_1" text:outline-level="1"><text:bookmark-start text:name="_Toc98503697"/>3. Cel use case'u<text:bookmark-end text:name="_Toc98503697"/> </text:h>
      <text:p text:style-name="Normalny">Opis procedury logowanie do aplikacji przy uwzględnieniu wyjątków i szczególnych przypadków</text:p>
      <text:h text:style-name="Heading_20_1" text:outline-level="1"><text:bookmark-start text:name="_Toc98503698"/>4. Lista aktorów<text:bookmark-end text:name="_Toc98503698"/> </text:h>
      <text:h text:style-name="Heading_20_2" text:outline-level="2"><text:bookmark-start text:name="_Toc98503699"/>4.1 Aktor inicjujący<text:bookmark-end text:name="_Toc98503699"/> </text:h>
      <text:p text:style-name="Normalny">Użytkownik logujący się do aplikacji</text:p>
      <text:h text:style-name="Heading_20_2" text:outline-level="2"><text:bookmark-start text:name="_Toc98503700"/><text:soft-page-break/>4.2 Uczestnicy<text:bookmark-end text:name="_Toc98503700"/> </text:h>
      <text:p text:style-name="Normalny">Brak</text:p>
      <text:h text:style-name="Heading_20_1" text:outline-level="1"><text:bookmark-start text:name="_Toc98503701"/>5. Przebieg use case'u<text:bookmark-end text:name="_Toc98503701"/> </text:h>
      <text:h text:style-name="Heading_20_2" text:outline-level="2"><text:bookmark-start text:name="_Toc98503702"/>Krok 1<text:bookmark-end text:name="_Toc98503702"/> </text:h>
      <text:p text:style-name="Normalny">Rozpoczęcie logowania przez użytkownika</text:p>
      <text:h text:style-name="Heading_20_2" text:outline-level="2"><text:bookmark-start text:name="_Toc98503703"/>Krok 2<text:bookmark-end text:name="_Toc98503703"/> </text:h>
      <text:p text:style-name="Normalny">Wyświetlenie okna aplikacji z widokiem logowania</text:p>
      <text:h text:style-name="Heading_20_2" text:outline-level="2">Krok 3</text:h>
      <text:p text:style-name="Normalny">Użytkownik wpisuje nazwę użytkownika</text:p>
      <text:h text:style-name="Heading_20_2" text:outline-level="2">Krok 4</text:h>
      <text:p text:style-name="Normalny">Użytkownik zatwierdza wpisaną nazwę użytkownika</text:p>
      <text:p text:style-name="Normalny">System weryfikuje nazwę użytkownika</text:p>
      <text:h text:style-name="Heading_20_2" text:outline-level="2">Krok 5</text:h>
      <text:p text:style-name="Normalny">Użytkownik wpisuje hasło</text:p>
      <text:h text:style-name="Heading_20_2" text:outline-level="2">Krok 6</text:h>
      <text:p text:style-name="Normalny">Użytkownik zatwierdza hasło</text:p>
      <text:h text:style-name="Heading_20_2" text:outline-level="2">Krok 7</text:h>
      <text:p text:style-name="Normalny">System weryfikuje hasło</text:p>
      <text:p text:style-name="Normalny">System otwiera okno aplikacji dla zalogowanego użytkownika</text:p>
      <text:h text:style-name="Heading_20_1" text:outline-level="1"><text:bookmark-start text:name="_Toc98503705"/>6 Wyjątki<text:bookmark-end text:name="_Toc98503705"/> </text:h>
      <text:h text:style-name="Heading_20_2" text:outline-level="2">Wyjątek 1</text:h>
      <text:p text:style-name="Normalny">Negatywny wynik weryfikacji wpisanej nazwy użytkownika</text:p>
      <text:p text:style-name="Normalny">Użytkownik dostaje możliwość przypomnienia nazwy użytkownika, założenia nowego konta, lub podjęcia ponownej próby wpisania nazwy użytkownika.</text:p>
      <text:p text:style-name="Normalny">Użytkownik wybiera akcję.</text:p>
      <text:h text:style-name="Heading_20_2" text:outline-level="2">Wyjątek 2</text:h>
      <text:p text:style-name="Normalny">Negatywny wynik weryfikacji wpisanego hasła</text:p>
      <text:p text:style-name="Normalny">Użytkownik dostaje możliwość przypomnienia hasła, założenia nowego konta, lub podjęcia ponownej próby wpisania danych logowania.</text:p>
      <text:p text:style-name="Normalny">Użytkownik wybiera akcję.</text:p>
      <text:h text:style-name="Heading_20_2" text:outline-level="2">Wyjątek 3</text:h>
      <text:p text:style-name="Normalny">Negatywny wynik weryfikacji wpisanego hasła po raz 3 z rzędu</text:p>
      <text:p text:style-name="Normalny">Aplikacja blokuje dalsze próby logowania na czas 15 minut</text:p>
      <text:h text:style-name="Heading_20_1" text:outline-level="1"><text:bookmark-start text:name="_Toc98503706"/><text:soft-page-break/>7. Przebiegi alternatywne<text:bookmark-end text:name="_Toc98503706"/> </text:h>
      <text:p text:style-name="Normalny">Brak</text:p>
      <text:h text:style-name="Heading_20_1" text:outline-level="1"><text:bookmark-start text:name="_Toc98503707"/>8. Zagadnienia <text:bookmark-end text:name="_Toc98503707"/>implementacje </text:h>
      <text:p text:style-name="Normalny">Brak</text:p>
      <text:h text:style-name="Heading_20_1" text:outline-level="1"><text:bookmark-start text:name="_Toc98503708"/>9. Warunki rozpoczęcia use case'u<text:bookmark-end text:name="_Toc98503708"/> </text:h>
      <text:p text:style-name="Normalny">Brak zalogowanego użytkownika</text:p>
      <text:h text:style-name="Heading_20_1" text:outline-level="1"><text:bookmark-start text:name="_Toc98503709"/>10. Stan końcowy<text:bookmark-end text:name="_Toc98503709"/> </text:h>
      <text:p text:style-name="Normalny">Otwarcie okna zalogowanego użytkownika</text:p>
      <text:h text:style-name="Heading_20_1" text:outline-level="1"><text:bookmark-start text:name="_Toc98503710"/>11. Nierozwiązane problemy<text:bookmark-end text:name="_Toc98503710"/> </text:h>
      <text:p text:style-name="Normalny">Br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Yu Gothic Light" svg:font-family="'Yu Gothic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l" fo:country="PL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fo:keep-together="always" fo:hyphenation-ladder-count="no-limit" fo:keep-with-next="always"/>
      <style:text-properties fo:color="#2f5496" style:font-name="Calibri Light" fo:font-size="16pt" style:font-name-asian="Yu Gothic Light" style:font-size-asian="16pt" style:font-name-complex="Times New Roman" style:font-size-complex="16pt" fo:hyphenate="false" fo:hyphenation-remain-char-count="0" fo:hyphenation-push-char-count="0"/>
    </style:style>
    <style:style style:name="Heading_20_2" style:display-name="Heading 2" style:family="paragraph" style:parent-style-name="Normalny" style:next-style-name="Normalny" style:default-outline-level="2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ize="13pt" style:font-name-asian="Yu Gothic Light" style:font-size-asian="13pt" style:font-name-complex="Times New Roman" style:font-size-complex="13pt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_20_1" style:next-style-name="Normalny" style:default-outline-level="" style:list-style-name="" style:class="index">
      <style:paragraph-properties fo:hyphenation-ladder-count="no-limit"/>
      <style:text-properties fo:language="en" fo:country="US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ny" style:next-style-name="Normalny" style:auto-update="true" style:class="index">
      <style:paragraph-properties fo:margin-left="0.388cm" fo:margin-right="0cm" fo:margin-top="0cm" fo:margin-bottom="0.176cm" fo:hyphenation-ladder-count="no-limit" fo:text-indent="0cm" style:auto-text-indent="false">
        <style:tab-stops/>
      </style:paragraph-properties>
      <style:text-properties fo:language="en" fo:country="US" style:font-name-asian="Yu Mincho" style:font-name-complex="Times New Roman" fo:hyphenate="false" fo:hyphenation-remain-char-count="0" fo:hyphenation-push-char-count="0"/>
    </style:style>
    <style:style style:name="Contents_20_1" style:display-name="Contents 1" style:family="paragraph" style:parent-style-name="Normalny" style:next-style-name="Normalny" style:auto-update="true" style:class="index">
      <style:paragraph-properties fo:margin-top="0cm" fo:margin-bottom="0.176cm" fo:hyphenation-ladder-count="no-limit" fo:background-color="transparent">
        <style:background-image/>
      </style:paragraph-properties>
      <style:text-properties fo:language="en" fo:country="US" style:font-name-asian="Yu Mincho" style:font-name-complex="Times New Roman" fo:hyphenate="false" fo:hyphenation-remain-char-count="0" fo:hyphenation-push-char-count="0"/>
    </style:style>
    <style:style style:name="Contents_20_3" style:display-name="Contents 3" style:family="paragraph" style:parent-style-name="Normalny" style:next-style-name="Normalny" style:auto-update="true" style:class="index">
      <style:paragraph-properties fo:margin-left="0.776cm" fo:margin-right="0cm" fo:margin-top="0cm" fo:margin-bottom="0.176cm" fo:hyphenation-ladder-count="no-limit" fo:text-indent="0cm" style:auto-text-indent="false">
        <style:tab-stops/>
      </style:paragraph-properties>
      <style:text-properties fo:language="en" fo:country="US" style:font-name-asian="Yu Mincho" style:font-name-complex="Times New Roman" fo:hyphenate="false" fo:hyphenation-remain-char-count="0" fo:hyphenation-push-char-count="0"/>
    </style:style>
    <style:style style:name="Domyślna_20_czcionka_20_akapitu" style:display-name="Domyślna czcionka akapitu" style:family="text"/>
    <style:style style:name="Nagłówek_20_1_20_Znak" style:display-name="Nagłówek 1 Znak" style:family="text" style:parent-style-name="Domyślna_20_czcionka_20_akapitu">
      <style:text-properties fo:color="#2f5496" style:font-name="Calibri Light" fo:font-size="16pt" style:font-name-asian="Yu Gothic Light" style:font-size-asian="16pt" style:font-name-complex="Times New Roman" style:font-size-complex="16pt"/>
    </style:style>
    <style:style style:name="Nagłówek_20_2_20_Znak" style:display-name="Nagłówek 2 Znak" style:family="text" style:parent-style-name="Domyślna_20_czcionka_20_akapitu">
      <style:text-properties fo:color="#2f5496" style:font-name="Calibri Light" fo:font-size="13pt" style:font-name-asian="Yu Gothic Light" style:font-size-asian="13pt" style:font-name-complex="Times New Roman" style:font-size-complex="13pt"/>
    </style:style>
    <style:style style:name="Hiperłącze" style:family="text" style:parent-style-name="Domyślna_20_czcionka_20_akapitu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title/>
    <dc:description/>
    <dc:subject/>
    <meta:initial-creator>Przemysław Bala</meta:initial-creator>
    <meta:creation-date>2022-04-17T12:56:00Z</meta:creation-date>
    <dc:date>2022-04-28T23:21:30.55</dc:date>
    <meta:editing-cycles>4</meta:editing-cycles>
    <meta:editing-duration>PT21M3S</meta:editing-duration>
    <meta:document-statistic meta:table-count="0" meta:image-count="0" meta:object-count="0" meta:page-count="3" meta:paragraph-count="71" meta:word-count="276" meta:character-count="1796"/>
    <meta:template xlink:type="simple" xlink:actuate="onRequest" xlink:title="" xlink:href="Normal.dotm"/>
  </office:meta>
</office:document-meta>
</file>